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itle">
      <style:text-properties fo:language="en" fo:country="US" officeooo:rsid="001f5064" officeooo:paragraph-rsid="001f5064"/>
    </style:style>
    <style:style style:name="P3" style:family="paragraph" style:parent-style-name="Text_20_body">
      <style:text-properties fo:language="en" fo:country="US" officeooo:rsid="002859bb" officeooo:paragraph-rsid="002859bb"/>
    </style:style>
    <style:style style:name="P4" style:family="paragraph" style:parent-style-name="Text_20_body">
      <style:text-properties fo:language="en" fo:country="US" officeooo:rsid="003da385" officeooo:paragraph-rsid="003da385"/>
    </style:style>
    <style:style style:name="P5" style:family="paragraph" style:parent-style-name="Text_20_body">
      <style:text-properties fo:language="en" fo:country="US" officeooo:rsid="0048be90" officeooo:paragraph-rsid="0049a53b"/>
    </style:style>
    <style:style style:name="P6" style:family="paragraph" style:parent-style-name="Text_20_body">
      <style:text-properties fo:language="en" fo:country="US" officeooo:rsid="0048be90" officeooo:paragraph-rsid="004fe906"/>
    </style:style>
    <style:style style:name="P7" style:family="paragraph" style:parent-style-name="Text_20_body">
      <style:text-properties fo:language="en" fo:country="US" officeooo:rsid="0048be90" officeooo:paragraph-rsid="005fb8e2"/>
    </style:style>
    <style:style style:name="P8" style:family="paragraph" style:parent-style-name="Text_20_body">
      <style:text-properties fo:language="en" fo:country="US" officeooo:rsid="003c4fa0" officeooo:paragraph-rsid="003c4fa0"/>
    </style:style>
    <style:style style:name="P9" style:family="paragraph" style:parent-style-name="Text_20_body">
      <style:text-properties fo:language="en" fo:country="US" officeooo:rsid="0031a813" officeooo:paragraph-rsid="0031a813"/>
    </style:style>
    <style:style style:name="P10" style:family="paragraph" style:parent-style-name="Text_20_body">
      <style:text-properties fo:language="en" fo:country="US" officeooo:rsid="0024b2ec" officeooo:paragraph-rsid="004eafd2"/>
    </style:style>
    <style:style style:name="P11" style:family="paragraph" style:parent-style-name="Text_20_body">
      <style:text-properties fo:language="en" fo:country="US" officeooo:rsid="0024b2ec" officeooo:paragraph-rsid="00898881"/>
    </style:style>
    <style:style style:name="P12" style:family="paragraph" style:parent-style-name="Text_20_body">
      <style:text-properties fo:language="en" fo:country="US" officeooo:rsid="0024f76b" officeooo:paragraph-rsid="0024f76b"/>
    </style:style>
    <style:style style:name="P13" style:family="paragraph" style:parent-style-name="Text_20_body">
      <style:text-properties fo:language="en" fo:country="US" officeooo:rsid="0024f76b" officeooo:paragraph-rsid="00737c90"/>
    </style:style>
    <style:style style:name="P14" style:family="paragraph" style:parent-style-name="Text_20_body">
      <style:text-properties fo:language="en" fo:country="US" officeooo:rsid="0024f76b" officeooo:paragraph-rsid="00d1a0a5"/>
    </style:style>
    <style:style style:name="P15" style:family="paragraph" style:parent-style-name="Text_20_body">
      <style:text-properties fo:language="en" fo:country="US" officeooo:rsid="002da062" officeooo:paragraph-rsid="003965a3"/>
    </style:style>
    <style:style style:name="P16" style:family="paragraph" style:parent-style-name="Text_20_body">
      <style:text-properties fo:language="en" fo:country="US" officeooo:rsid="002da062" officeooo:paragraph-rsid="00320cd4"/>
    </style:style>
    <style:style style:name="P17" style:family="paragraph" style:parent-style-name="Text_20_body">
      <style:text-properties fo:language="en" fo:country="US" officeooo:rsid="002da062" officeooo:paragraph-rsid="0066fd86"/>
    </style:style>
    <style:style style:name="P18" style:family="paragraph" style:parent-style-name="Text_20_body">
      <style:text-properties fo:language="en" fo:country="US" officeooo:rsid="002da062" officeooo:paragraph-rsid="00c7dd59"/>
    </style:style>
    <style:style style:name="P19" style:family="paragraph" style:parent-style-name="Text_20_body">
      <style:text-properties fo:language="en" fo:country="US" officeooo:rsid="002f724a" officeooo:paragraph-rsid="002f724a"/>
    </style:style>
    <style:style style:name="P20" style:family="paragraph" style:parent-style-name="Text_20_body">
      <style:text-properties fo:language="en" fo:country="US" officeooo:rsid="002f724a" officeooo:paragraph-rsid="00320cd4"/>
    </style:style>
    <style:style style:name="P21" style:family="paragraph" style:parent-style-name="Text_20_body">
      <style:text-properties fo:language="en" fo:country="US" officeooo:rsid="00377937" officeooo:paragraph-rsid="00377937"/>
    </style:style>
    <style:style style:name="P22" style:family="paragraph" style:parent-style-name="Text_20_body">
      <style:text-properties fo:language="en" fo:country="US" officeooo:rsid="003965a3" officeooo:paragraph-rsid="003f3013"/>
    </style:style>
    <style:style style:name="P23" style:family="paragraph" style:parent-style-name="Text_20_body">
      <style:text-properties fo:language="en" fo:country="US" officeooo:rsid="003965a3" officeooo:paragraph-rsid="00c83663"/>
    </style:style>
    <style:style style:name="P24" style:family="paragraph" style:parent-style-name="Text_20_body">
      <style:text-properties fo:language="en" fo:country="US" officeooo:rsid="0043c172" officeooo:paragraph-rsid="0043c172"/>
    </style:style>
    <style:style style:name="P25" style:family="paragraph" style:parent-style-name="Text_20_body">
      <style:text-properties fo:language="en" fo:country="US" officeooo:rsid="0043c172" officeooo:paragraph-rsid="004bbf48"/>
    </style:style>
    <style:style style:name="P26" style:family="paragraph" style:parent-style-name="Text_20_body">
      <style:text-properties fo:language="en" fo:country="US" officeooo:rsid="0043c172" officeooo:paragraph-rsid="004fe906"/>
    </style:style>
    <style:style style:name="P27" style:family="paragraph" style:parent-style-name="Text_20_body">
      <style:text-properties fo:language="en" fo:country="US" officeooo:rsid="003a8a37" officeooo:paragraph-rsid="003f3013"/>
    </style:style>
    <style:style style:name="P28" style:family="paragraph" style:parent-style-name="Text_20_body">
      <style:text-properties fo:language="en" fo:country="US" officeooo:rsid="0046ed37" officeooo:paragraph-rsid="0046ed37"/>
    </style:style>
    <style:style style:name="P29" style:family="paragraph" style:parent-style-name="Text_20_body">
      <style:text-properties fo:language="en" fo:country="US" officeooo:rsid="0049a53b" officeooo:paragraph-rsid="0049a53b"/>
    </style:style>
    <style:style style:name="P30" style:family="paragraph" style:parent-style-name="Text_20_body">
      <style:text-properties fo:language="en" fo:country="US" officeooo:rsid="004fe906" officeooo:paragraph-rsid="004fe906"/>
    </style:style>
    <style:style style:name="P31" style:family="paragraph" style:parent-style-name="Text_20_body">
      <style:text-properties fo:language="en" fo:country="US" officeooo:rsid="004fe906" officeooo:paragraph-rsid="005961b4"/>
    </style:style>
    <style:style style:name="P32" style:family="paragraph" style:parent-style-name="Text_20_body">
      <style:text-properties fo:language="en" fo:country="US" officeooo:rsid="00513ee6" officeooo:paragraph-rsid="00513ee6"/>
    </style:style>
    <style:style style:name="P33" style:family="paragraph" style:parent-style-name="Text_20_body">
      <style:text-properties fo:language="en" fo:country="US" officeooo:rsid="0060abf0" officeooo:paragraph-rsid="0060abf0"/>
    </style:style>
    <style:style style:name="P34" style:family="paragraph" style:parent-style-name="Text_20_body">
      <style:text-properties fo:language="en" fo:country="US" officeooo:rsid="006fef8a" officeooo:paragraph-rsid="006fef8a"/>
    </style:style>
    <style:style style:name="P35" style:family="paragraph" style:parent-style-name="Text_20_body">
      <style:text-properties fo:language="en" fo:country="US" officeooo:rsid="0079cd1d" officeooo:paragraph-rsid="0079cd1d"/>
    </style:style>
    <style:style style:name="P36" style:family="paragraph" style:parent-style-name="Text_20_body">
      <style:text-properties fo:language="en" fo:country="US" officeooo:rsid="007d1630" officeooo:paragraph-rsid="00ca5154"/>
    </style:style>
    <style:style style:name="P37" style:family="paragraph" style:parent-style-name="Text_20_body">
      <style:text-properties fo:language="en" fo:country="US" officeooo:rsid="009a08d4" officeooo:paragraph-rsid="009a08d4"/>
    </style:style>
    <style:style style:name="P38" style:family="paragraph" style:parent-style-name="Text_20_body">
      <style:text-properties fo:language="en" fo:country="US" officeooo:rsid="00c7dd59" officeooo:paragraph-rsid="00c83663"/>
    </style:style>
    <style:style style:name="P39" style:family="paragraph" style:parent-style-name="Text_20_body">
      <style:text-properties fo:language="en" fo:country="US" officeooo:rsid="00c7dd59" officeooo:paragraph-rsid="00ca5154"/>
    </style:style>
    <style:style style:name="P40" style:family="paragraph" style:parent-style-name="Text_20_body">
      <style:text-properties fo:language="en" fo:country="US" officeooo:rsid="009b8231" officeooo:paragraph-rsid="009b8231"/>
    </style:style>
    <style:style style:name="P41" style:family="paragraph" style:parent-style-name="Text_20_body">
      <style:text-properties fo:language="en" fo:country="US" officeooo:rsid="00846a6e" officeooo:paragraph-rsid="0088c765"/>
    </style:style>
    <style:style style:name="P42" style:family="paragraph" style:parent-style-name="Text_20_body">
      <style:text-properties fo:language="en" fo:country="US" officeooo:rsid="00846a6e" officeooo:paragraph-rsid="00846a6e"/>
    </style:style>
    <style:style style:name="P43" style:family="paragraph" style:parent-style-name="Text_20_body">
      <style:text-properties fo:language="en" fo:country="US" officeooo:rsid="00e56200" officeooo:paragraph-rsid="00e56200"/>
    </style:style>
    <style:style style:name="P44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5" style:family="paragraph" style:parent-style-name="Text_20_body">
      <style:text-properties officeooo:paragraph-rsid="001f5064"/>
    </style:style>
    <style:style style:name="P46" style:family="paragraph" style:parent-style-name="Text_20_body">
      <style:text-properties officeooo:rsid="00522ffd" officeooo:paragraph-rsid="00522ffd"/>
    </style:style>
    <style:style style:name="P47" style:family="paragraph" style:parent-style-name="Text_20_body">
      <style:text-properties officeooo:rsid="00522ffd" officeooo:paragraph-rsid="009e7532"/>
    </style:style>
    <style:style style:name="P48" style:family="paragraph" style:parent-style-name="Text_20_body">
      <style:text-properties officeooo:rsid="00531e36" officeooo:paragraph-rsid="009e7532"/>
    </style:style>
    <style:style style:name="P49" style:family="paragraph" style:parent-style-name="Text_20_body">
      <style:text-properties officeooo:rsid="00531e36" officeooo:paragraph-rsid="00cc3867"/>
    </style:style>
    <style:style style:name="P50" style:family="paragraph" style:parent-style-name="Text_20_body">
      <style:text-properties officeooo:rsid="00533a98" officeooo:paragraph-rsid="00533a98"/>
    </style:style>
    <style:style style:name="P51" style:family="paragraph" style:parent-style-name="Text_20_body">
      <style:text-properties officeooo:rsid="0061fd3b" officeooo:paragraph-rsid="006df6f4"/>
    </style:style>
    <style:style style:name="P52" style:family="paragraph" style:parent-style-name="Text_20_body">
      <style:text-properties officeooo:rsid="006838a6" officeooo:paragraph-rsid="006838a6"/>
    </style:style>
    <style:style style:name="P53" style:family="paragraph" style:parent-style-name="Text_20_body">
      <style:text-properties officeooo:rsid="006a796a" officeooo:paragraph-rsid="006b4ad2"/>
    </style:style>
    <style:style style:name="P54" style:family="paragraph" style:parent-style-name="Text_20_body">
      <style:text-properties officeooo:rsid="006a796a" officeooo:paragraph-rsid="00bbefd2"/>
    </style:style>
    <style:style style:name="P55" style:family="paragraph" style:parent-style-name="Text_20_body">
      <style:text-properties officeooo:rsid="00704550" officeooo:paragraph-rsid="00bd83ee"/>
    </style:style>
    <style:style style:name="P56" style:family="paragraph" style:parent-style-name="Text_20_body">
      <style:text-properties officeooo:rsid="0079cd1d" officeooo:paragraph-rsid="0079cd1d"/>
    </style:style>
    <style:style style:name="P57" style:family="paragraph" style:parent-style-name="Text_20_body">
      <style:text-properties officeooo:rsid="0082a60f" officeooo:paragraph-rsid="00bd83ee"/>
    </style:style>
    <style:style style:name="P58" style:family="paragraph" style:parent-style-name="Text_20_body">
      <style:text-properties officeooo:rsid="0088c765" officeooo:paragraph-rsid="0088c765"/>
    </style:style>
    <style:style style:name="P59" style:family="paragraph" style:parent-style-name="Text_20_body">
      <style:text-properties officeooo:rsid="0088c765" officeooo:paragraph-rsid="009b8231"/>
    </style:style>
    <style:style style:name="P60" style:family="paragraph" style:parent-style-name="Text_20_body">
      <style:text-properties officeooo:rsid="00913871" officeooo:paragraph-rsid="00bd83ee"/>
    </style:style>
    <style:style style:name="P61" style:family="paragraph" style:parent-style-name="Text_20_body">
      <style:text-properties officeooo:rsid="0095ac16" officeooo:paragraph-rsid="00bd83ee"/>
    </style:style>
    <style:style style:name="P62" style:family="paragraph" style:parent-style-name="Text_20_body">
      <style:text-properties officeooo:rsid="00abd092" officeooo:paragraph-rsid="00abd092"/>
    </style:style>
    <style:style style:name="P63" style:family="paragraph" style:parent-style-name="Text_20_body">
      <style:text-properties officeooo:rsid="00dddab9" officeooo:paragraph-rsid="00dddab9"/>
    </style:style>
    <style:style style:name="P64" style:family="paragraph" style:parent-style-name="Text_20_body">
      <style:text-properties officeooo:rsid="0069784b" officeooo:paragraph-rsid="0069784b"/>
    </style:style>
    <style:style style:name="P65" style:family="paragraph" style:parent-style-name="Heading_20_1">
      <style:text-properties fo:language="en" fo:country="US" officeooo:rsid="0027b290" officeooo:paragraph-rsid="0027b290"/>
    </style:style>
    <style:style style:name="P66" style:family="paragraph" style:parent-style-name="Heading_20_1">
      <style:text-properties fo:language="en" fo:country="US" officeooo:rsid="001f5064" officeooo:paragraph-rsid="001f5064"/>
    </style:style>
    <style:style style:name="P67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8" style:family="paragraph" style:parent-style-name="Heading_20_1">
      <style:text-properties officeooo:paragraph-rsid="006838a6"/>
    </style:style>
    <style:style style:name="P69" style:family="paragraph" style:parent-style-name="Heading_20_1">
      <style:text-properties officeooo:rsid="00bbefd2" officeooo:paragraph-rsid="00bbefd2"/>
    </style:style>
    <style:style style:name="P70" style:family="paragraph" style:parent-style-name="Heading_20_1">
      <style:text-properties officeooo:paragraph-rsid="00bd83ee"/>
    </style:style>
    <style:style style:name="P71" style:family="paragraph" style:parent-style-name="Text_20_body" style:list-style-name="L2">
      <style:text-properties fo:language="en" fo:country="US" officeooo:rsid="002859bb" officeooo:paragraph-rsid="002859bb"/>
    </style:style>
    <style:style style:name="P72" style:family="paragraph" style:parent-style-name="Text_20_body" style:list-style-name="L3">
      <style:text-properties fo:language="en" fo:country="US" officeooo:rsid="002859bb" officeooo:paragraph-rsid="003c4fa0"/>
    </style:style>
    <style:style style:name="P73" style:family="paragraph" style:parent-style-name="Text_20_body" style:list-style-name="L2">
      <style:text-properties fo:language="en" fo:country="US" officeooo:rsid="003da385" officeooo:paragraph-rsid="003da385"/>
    </style:style>
    <style:style style:name="P74" style:family="paragraph" style:parent-style-name="Text_20_body" style:list-style-name="L3">
      <style:text-properties fo:language="en" fo:country="US" officeooo:rsid="003da385" officeooo:paragraph-rsid="003da385"/>
    </style:style>
    <style:style style:name="P75" style:family="paragraph" style:parent-style-name="Text_20_body" style:list-style-name="L2">
      <style:text-properties fo:language="en" fo:country="US" officeooo:rsid="002fd5c6" officeooo:paragraph-rsid="002fd5c6"/>
    </style:style>
    <style:style style:name="P76" style:family="paragraph" style:parent-style-name="Text_20_body" style:list-style-name="L2">
      <style:text-properties fo:language="en" fo:country="US" officeooo:rsid="0048be90" officeooo:paragraph-rsid="0048be90"/>
    </style:style>
    <style:style style:name="P77" style:family="paragraph" style:parent-style-name="Text_20_body" style:list-style-name="L3">
      <style:text-properties fo:language="en" fo:country="US" officeooo:rsid="003c4fa0" officeooo:paragraph-rsid="003c4fa0"/>
    </style:style>
    <style:style style:name="P78" style:family="paragraph" style:parent-style-name="Text_20_body">
      <style:text-properties fo:language="en" fo:country="US" officeooo:rsid="003c4fa0" officeooo:paragraph-rsid="003c4fa0"/>
    </style:style>
    <style:style style:name="P79" style:family="paragraph" style:parent-style-name="Text_20_body">
      <style:text-properties fo:language="en" fo:country="US" officeooo:rsid="0031a813" officeooo:paragraph-rsid="007e87e5"/>
    </style:style>
    <style:style style:name="P80" style:family="paragraph" style:parent-style-name="Text_20_body">
      <style:text-properties fo:language="en" fo:country="US" officeooo:rsid="007d1630" officeooo:paragraph-rsid="007e87e5"/>
    </style:style>
    <style:style style:name="P81" style:family="paragraph" style:parent-style-name="Text_20_body">
      <style:text-properties fo:language="en" fo:country="US" officeooo:rsid="00531e36" officeooo:paragraph-rsid="00a03fcf"/>
    </style:style>
    <style:style style:name="P82" style:family="paragraph" style:parent-style-name="Text_20_body">
      <style:text-properties fo:language="en" fo:country="US" officeooo:rsid="002da062" officeooo:paragraph-rsid="00c7dd59"/>
    </style:style>
    <style:style style:name="P83" style:family="paragraph" style:parent-style-name="Text_20_body">
      <style:text-properties fo:language="en" fo:country="US" officeooo:rsid="0024b2ec" officeooo:paragraph-rsid="00898881"/>
    </style:style>
    <style:style style:name="P84" style:family="paragraph" style:parent-style-name="Text_20_body">
      <style:text-properties fo:language="en" fo:country="US" officeooo:rsid="0024f76b" officeooo:paragraph-rsid="00737c90"/>
    </style:style>
    <style:style style:name="P85" style:family="paragraph" style:parent-style-name="Text_20_body">
      <style:text-properties fo:language="en" fo:country="US" officeooo:rsid="003965a3" officeooo:paragraph-rsid="00c83663"/>
    </style:style>
    <style:style style:name="P86" style:family="paragraph" style:parent-style-name="Text_20_body">
      <style:text-properties fo:language="en" fo:country="US" officeooo:rsid="0043c172" officeooo:paragraph-rsid="0043c172"/>
    </style:style>
    <style:style style:name="P87" style:family="paragraph" style:parent-style-name="Text_20_body">
      <style:text-properties fo:language="en" fo:country="US" officeooo:rsid="004fe906" officeooo:paragraph-rsid="004fe906"/>
    </style:style>
    <style:style style:name="P88" style:family="paragraph" style:parent-style-name="Text_20_body" style:list-style-name="L1">
      <style:text-properties officeooo:paragraph-rsid="006fef8a"/>
    </style:style>
    <style:style style:name="P89" style:family="paragraph" style:parent-style-name="Text_20_body" style:list-style-name="L1">
      <style:text-properties officeooo:rsid="006fef8a" officeooo:paragraph-rsid="006fef8a"/>
    </style:style>
    <style:style style:name="P90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1" style:family="paragraph" style:parent-style-name="Text_20_body">
      <style:text-properties officeooo:rsid="00e5d79c" officeooo:paragraph-rsid="00e5d79c"/>
    </style:style>
    <style:style style:name="P92" style:family="paragraph" style:parent-style-name="Text_20_body">
      <style:text-properties officeooo:rsid="00ef69e1" officeooo:paragraph-rsid="00ef69e1"/>
    </style:style>
    <style:style style:name="P93" style:family="paragraph" style:parent-style-name="Text_20_body">
      <style:text-properties officeooo:paragraph-rsid="00f10bdf"/>
    </style:style>
    <style:style style:name="P94" style:family="paragraph" style:parent-style-name="Text_20_body">
      <style:text-properties officeooo:rsid="00f1de68" officeooo:paragraph-rsid="00f1de6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officeooo:rsid="0025b62c"/>
    </style:style>
    <style:style style:name="T23" style:family="text">
      <style:text-properties officeooo:rsid="002981c9"/>
    </style:style>
    <style:style style:name="T24" style:family="text">
      <style:text-properties officeooo:rsid="002ae2ab"/>
    </style:style>
    <style:style style:name="T25" style:family="text">
      <style:text-properties officeooo:rsid="002da062"/>
    </style:style>
    <style:style style:name="T26" style:family="text">
      <style:text-properties officeooo:rsid="0031a813"/>
    </style:style>
    <style:style style:name="T27" style:family="text">
      <style:text-properties officeooo:rsid="00320cd4"/>
    </style:style>
    <style:style style:name="T28" style:family="text">
      <style:text-properties officeooo:rsid="0033a181"/>
    </style:style>
    <style:style style:name="T29" style:family="text">
      <style:text-properties officeooo:rsid="003512ec"/>
    </style:style>
    <style:style style:name="T30" style:family="text">
      <style:text-properties officeooo:rsid="003615fa"/>
    </style:style>
    <style:style style:name="T31" style:family="text">
      <style:text-properties officeooo:rsid="003965a3"/>
    </style:style>
    <style:style style:name="T32" style:family="text">
      <style:text-properties officeooo:rsid="003b3738"/>
    </style:style>
    <style:style style:name="T33" style:family="text">
      <style:text-properties officeooo:rsid="003c4fa0"/>
    </style:style>
    <style:style style:name="T34" style:family="text">
      <style:text-properties officeooo:rsid="003e1268"/>
    </style:style>
    <style:style style:name="T35" style:family="text">
      <style:text-properties officeooo:rsid="003f3013"/>
    </style:style>
    <style:style style:name="T36" style:family="text">
      <style:text-properties officeooo:rsid="00411f48"/>
    </style:style>
    <style:style style:name="T37" style:family="text">
      <style:text-properties officeooo:rsid="0043c172"/>
    </style:style>
    <style:style style:name="T38" style:family="text">
      <style:text-properties officeooo:rsid="0048120c"/>
    </style:style>
    <style:style style:name="T39" style:family="text">
      <style:text-properties officeooo:rsid="0049a53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f5064"/>
    </style:style>
    <style:style style:name="T42" style:family="text">
      <style:text-properties fo:language="en" fo:country="US" officeooo:rsid="005025af"/>
    </style:style>
    <style:style style:name="T43" style:family="text">
      <style:text-properties fo:language="en" fo:country="US" officeooo:rsid="00533a98"/>
    </style:style>
    <style:style style:name="T44" style:family="text">
      <style:text-properties fo:language="en" fo:country="US" officeooo:rsid="006fef8a"/>
    </style:style>
    <style:style style:name="T45" style:family="text">
      <style:text-properties fo:language="en" fo:country="US" officeooo:rsid="0079cd1d"/>
    </style:style>
    <style:style style:name="T46" style:family="text">
      <style:text-properties fo:language="en" fo:country="US" officeooo:rsid="00846a6e"/>
    </style:style>
    <style:style style:name="T47" style:family="text">
      <style:text-properties fo:language="en" fo:country="US" officeooo:rsid="0088c765"/>
    </style:style>
    <style:style style:name="T48" style:family="text">
      <style:text-properties fo:language="en" fo:country="US" officeooo:rsid="008b4eda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6fef8a" style:font-style-asian="italic" style:font-style-complex="italic"/>
    </style:style>
    <style:style style:name="T51" style:family="text">
      <style:text-properties fo:language="en" fo:country="US" fo:font-style="italic" officeooo:rsid="00af1cb4" style:font-style-asian="italic" style:font-style-complex="italic"/>
    </style:style>
    <style:style style:name="T52" style:family="text">
      <style:text-properties fo:language="en" fo:country="US" officeooo:rsid="009b8231"/>
    </style:style>
    <style:style style:name="T53" style:family="text">
      <style:text-properties fo:language="en" fo:country="US" officeooo:rsid="00c6bc1a"/>
    </style:style>
    <style:style style:name="T54" style:family="text">
      <style:text-properties fo:language="en" fo:country="US" officeooo:rsid="0031a813"/>
    </style:style>
    <style:style style:name="T55" style:family="text">
      <style:text-properties officeooo:rsid="004b2f2f"/>
    </style:style>
    <style:style style:name="T56" style:family="text">
      <style:text-properties officeooo:rsid="004bbf48"/>
    </style:style>
    <style:style style:name="T57" style:family="text">
      <style:text-properties officeooo:rsid="004ce134"/>
    </style:style>
    <style:style style:name="T58" style:family="text">
      <style:text-properties officeooo:rsid="004eafd2"/>
    </style:style>
    <style:style style:name="T59" style:family="text">
      <style:text-properties officeooo:rsid="004fe906"/>
    </style:style>
    <style:style style:name="T60" style:family="text">
      <style:text-properties officeooo:rsid="00533a98"/>
    </style:style>
    <style:style style:name="T61" style:family="text">
      <style:text-properties officeooo:rsid="0054b0f9"/>
    </style:style>
    <style:style style:name="T62" style:family="text">
      <style:text-properties officeooo:rsid="005618b2"/>
    </style:style>
    <style:style style:name="T63" style:family="text">
      <style:text-properties officeooo:rsid="005fb8e2"/>
    </style:style>
    <style:style style:name="T64" style:family="text">
      <style:text-properties officeooo:rsid="005fd167"/>
    </style:style>
    <style:style style:name="T65" style:family="text">
      <style:text-properties officeooo:rsid="00611501"/>
    </style:style>
    <style:style style:name="T66" style:family="text">
      <style:text-properties officeooo:rsid="00643b2f"/>
    </style:style>
    <style:style style:name="T67" style:family="text">
      <style:text-properties officeooo:rsid="0065a432"/>
    </style:style>
    <style:style style:name="T68" style:family="text">
      <style:text-properties officeooo:rsid="00673c35"/>
    </style:style>
    <style:style style:name="T69" style:family="text">
      <style:text-properties officeooo:rsid="0067cc17"/>
    </style:style>
    <style:style style:name="T70" style:family="text">
      <style:text-properties officeooo:rsid="006838a6"/>
    </style:style>
    <style:style style:name="T71" style:family="text">
      <style:text-properties officeooo:rsid="006b4ad2"/>
    </style:style>
    <style:style style:name="T72" style:family="text">
      <style:text-properties officeooo:rsid="006c05fa"/>
    </style:style>
    <style:style style:name="T73" style:family="text">
      <style:text-properties officeooo:rsid="006df6f4"/>
    </style:style>
    <style:style style:name="T74" style:family="text">
      <style:text-properties officeooo:rsid="0072225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722256" style:font-style-asian="italic" style:font-style-complex="italic"/>
    </style:style>
    <style:style style:name="T77" style:family="text">
      <style:text-properties fo:font-style="italic" officeooo:rsid="00b08c7c" style:font-style-asian="italic" style:font-style-complex="italic"/>
    </style:style>
    <style:style style:name="T78" style:family="text">
      <style:text-properties fo:font-style="italic" officeooo:rsid="00c227ee" style:font-style-asian="italic" style:font-style-complex="italic"/>
    </style:style>
    <style:style style:name="T79" style:family="text">
      <style:text-properties officeooo:rsid="00763fc9"/>
    </style:style>
    <style:style style:name="T80" style:family="text">
      <style:text-properties officeooo:rsid="0079cd1d"/>
    </style:style>
    <style:style style:name="T81" style:family="text">
      <style:text-properties officeooo:rsid="007e87e5"/>
    </style:style>
    <style:style style:name="T82" style:family="text">
      <style:text-properties officeooo:rsid="007ef2d7"/>
    </style:style>
    <style:style style:name="T83" style:family="text">
      <style:text-properties officeooo:rsid="0080a2ab"/>
    </style:style>
    <style:style style:name="T84" style:family="text">
      <style:text-properties officeooo:rsid="0081687a"/>
    </style:style>
    <style:style style:name="T85" style:family="text">
      <style:text-properties officeooo:rsid="00846a6e"/>
    </style:style>
    <style:style style:name="T86" style:family="text">
      <style:text-properties officeooo:rsid="00898881"/>
    </style:style>
    <style:style style:name="T87" style:family="text">
      <style:text-properties officeooo:rsid="008b4eda"/>
    </style:style>
    <style:style style:name="T88" style:family="text">
      <style:text-properties officeooo:rsid="008c356d"/>
    </style:style>
    <style:style style:name="T89" style:family="text">
      <style:text-properties officeooo:rsid="008e4554"/>
    </style:style>
    <style:style style:name="T90" style:family="text">
      <style:text-properties officeooo:rsid="009817ce"/>
    </style:style>
    <style:style style:name="T91" style:family="text">
      <style:text-properties officeooo:rsid="009b8231"/>
    </style:style>
    <style:style style:name="T92" style:family="text">
      <style:text-properties officeooo:rsid="00a1401b"/>
    </style:style>
    <style:style style:name="T93" style:family="text">
      <style:text-properties officeooo:rsid="00a3e1a7"/>
    </style:style>
    <style:style style:name="T94" style:family="text">
      <style:text-properties officeooo:rsid="00a5544d"/>
    </style:style>
    <style:style style:name="T95" style:family="text">
      <style:text-properties officeooo:rsid="00a694a5"/>
    </style:style>
    <style:style style:name="T96" style:family="text">
      <style:text-properties officeooo:rsid="00b08c7c"/>
    </style:style>
    <style:style style:name="T97" style:family="text">
      <style:text-properties officeooo:rsid="00b2f698"/>
    </style:style>
    <style:style style:name="T98" style:family="text">
      <style:text-properties officeooo:rsid="00bba058"/>
    </style:style>
    <style:style style:name="T99" style:family="text">
      <style:text-properties officeooo:rsid="00c0ac40"/>
    </style:style>
    <style:style style:name="T100" style:family="text">
      <style:text-properties officeooo:rsid="00c66c81"/>
    </style:style>
    <style:style style:name="T101" style:family="text">
      <style:text-properties officeooo:rsid="00cdd3f4"/>
    </style:style>
    <style:style style:name="T102" style:family="text">
      <style:text-properties officeooo:rsid="00cf0d38"/>
    </style:style>
    <style:style style:name="T103" style:family="text">
      <style:text-properties officeooo:rsid="00d8d22a"/>
    </style:style>
    <style:style style:name="T104" style:family="text">
      <style:text-properties officeooo:rsid="00da9c27"/>
    </style:style>
    <style:style style:name="T105" style:family="text">
      <style:text-properties officeooo:rsid="00ddd650"/>
    </style:style>
    <style:style style:name="T106" style:family="text">
      <style:text-properties officeooo:rsid="00e1a126"/>
    </style:style>
    <style:style style:name="T107" style:family="text">
      <style:text-properties officeooo:rsid="00e4b664"/>
    </style:style>
    <style:style style:name="T108" style:family="text">
      <style:text-properties officeooo:rsid="008753cf"/>
    </style:style>
    <style:style style:name="T109" style:family="text">
      <style:text-properties officeooo:rsid="00f08c22"/>
    </style:style>
    <style:style style:name="T110" style:family="text">
      <style:text-properties officeooo:rsid="00f10bdf"/>
    </style:style>
    <style:style style:name="T111" style:family="text">
      <style:text-properties fo:font-variant="normal" fo:text-transform="none" fo:color="#1c1e21" loext:opacity="100%" style:font-name="SFMono-Regular" fo:font-size="11.25pt" fo:letter-spacing="normal" fo:font-style="normal" fo:font-weight="normal"/>
    </style:style>
    <style:style style:name="T112" style:family="text">
      <style:text-properties fo:font-variant="normal" fo:text-transform="none" fo:color="#1c1e21" loext:opacity="100%" style:font-name="Liberation Serif" fo:font-size="11.25pt" fo:letter-spacing="normal" fo:font-style="normal" fo:font-weight="normal"/>
    </style:style>
    <style:style style:name="T113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4" style:family="text">
      <style:text-properties style:font-name="Liberation Serif" officeooo:rsid="00f10bdf"/>
    </style:style>
    <style:style style:name="T115" style:family="text">
      <style:text-properties style:font-name="Liberation Serif" fo:font-size="12pt" officeooo:rsid="00f10bdf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5586372519456" text:id="ct105586372519456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5586365622960" text:id="ct105586365622960">
          <text:deletion>
            <office:change-info>
              <dc:creator>Unknown Author</dc:creator>
              <dc:date>2024-07-04T15:23:38</dc:date>
            </office:change-info>
            <text:p text:style-name="P8"><text:span text:style-name="T88">and</text:span></text:p>
          </text:deletion>
        </text:changed-region>
        <text:changed-region xml:id="ct105586365605568" text:id="ct105586365605568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5586427218512" text:id="ct105586427218512">
          <text:deletion>
            <office:change-info>
              <dc:creator>Unknown Author</dc:creator>
              <dc:date>2024-07-06T17:56:23</dc:date>
            </office:change-info>
            <text:p text:style-name="P90"><text:span text:style-name="T1">Canister</text:span></text:p>
          </text:deletion>
        </text:changed-region>
        <text:changed-region xml:id="ct105586406009792" text:id="ct105586406009792">
          <text:deletion>
            <office:change-info>
              <dc:creator>Unknown Author</dc:creator>
              <dc:date>2024-07-06T17:56:31</dc:date>
            </office:change-info>
            <text:p text:style-name="P90"><text:span text:style-name="T1">canister: Principal, </text:span></text:p>
          </text:deletion>
        </text:changed-region>
        <text:changed-region xml:id="ct105586365671920" text:id="ct105586365671920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5586365675424" text:id="ct10558636567542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5586397194352" text:id="ct105586397194352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5586365735552" text:id="ct105586365735552">
          <text:deletion>
            <office:change-info>
              <dc:creator>Unknown Author</dc:creator>
              <dc:date>2024-07-04T15:28:20</dc:date>
            </office:change-info>
            <text:p text:style-name="P80">query <text:span text:style-name="T81">func </text:span>isPackageInstalled(name: PackageName): <text:span text:style-name="T91">async </text:span>Bool;</text:p>
            <text:p text:style-name="P81">query func </text:p>
          </text:deletion>
        </text:changed-region>
        <text:changed-region xml:id="ct105586365735968" text:id="ct105586365735968">
          <text:deletion>
            <office:change-info>
              <dc:creator>Unknown Author</dc:creator>
              <dc:date>2024-07-04T15:25:04</dc:date>
            </office:change-info>
            <text:p text:style-name="P81">p</text:p>
          </text:deletion>
        </text:changed-region>
        <text:changed-region xml:id="ct105586365736256" text:id="ct105586365736256">
          <text:deletion>
            <office:change-info>
              <dc:creator>Unknown Author</dc:creator>
              <dc:date>2024-07-04T15:28:20</dc:date>
            </office:change-info>
            <text:p text:style-name="P81">ackagesByFunction(function: Text): <text:span text:style-name="T91">async </text:span>[<text:span text:style-name="T60">(PackageName</text:span>, <text:span text:style-name="T60">Version)</text:span>];</text:p>
          </text:deletion>
        </text:changed-region>
        <text:changed-region xml:id="ct105586365736544" text:id="ct105586365736544">
          <text:deletion>
            <office:change-info>
              <dc:creator>Unknown Author</dc:creator>
              <dc:date>2024-07-04T15:25:12</dc:date>
            </office:change-info>
            <text:p text:style-name="P81"><text:s/>// <text:span text:style-name="T108">only among installed</text:span></text:p>
          </text:deletion>
        </text:changed-region>
        <text:changed-region xml:id="ct105586365736832" text:id="ct105586365736832">
          <text:deletion>
            <office:change-info>
              <dc:creator>Unknown Author</dc:creator>
              <dc:date>2024-07-04T15:28:20</dc:date>
            </office:change-info>
            <text:p text:style-name="P81"/>
            <text:p text:style-name="P79"/>
          </text:deletion>
        </text:changed-region>
        <text:changed-region xml:id="ct105586365737600" text:id="ct105586365737600">
          <text:deletion>
            <office:change-info>
              <dc:creator>Unknown Author</dc:creator>
              <dc:date>2024-07-04T15:25:49</dc:date>
            </office:change-info>
            <text:p text:style-name="P11">public </text:p>
          </text:deletion>
        </text:changed-region>
        <text:changed-region xml:id="ct105586426937552" text:id="ct105586426937552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5586365764144" text:id="ct105586365764144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5586365764432" text:id="ct105586365764432">
          <text:deletion>
            <office:change-info>
              <dc:creator>Unknown Author</dc:creator>
              <dc:date>2024-07-04T15:27:01</dc:date>
            </office:change-info>
            <text:p text:style-name="P18"/>
            <text:p text:style-name="P18"/>
          </text:deletion>
        </text:changed-region>
        <text:changed-region xml:id="ct105586365739024" text:id="ct105586365739024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5586365742720" text:id="ct105586365742720">
          <text:deletion>
            <office:change-info>
              <dc:creator>Unknown Author</dc:creator>
              <dc:date>2024-07-04T15:34:28</dc:date>
            </office:change-info>
            <text:p text:style-name="P13"><text:s/><text:span text:style-name="T89">(TODO: User to delegate such operations to somebody other (“admin”).)</text:span></text:p>
          </text:deletion>
        </text:changed-region>
        <text:changed-region xml:id="ct105586365777232" text:id="ct10558636577723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5586351720768" text:id="ct105586351720768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5586365778160" text:id="ct105586365778160">
          <text:deletion>
            <office:change-info>
              <dc:creator>Unknown Author</dc:creator>
              <dc:date>2024-07-04T15:29:25</dc:date>
            </office:change-info>
            <text:p text:style-name="P23">Istructured</text:p>
          </text:deletion>
        </text:changed-region>
        <text:changed-region xml:id="ct105586365813824" text:id="ct105586365813824">
          <text:deletion>
            <office:change-info>
              <dc:creator>Unknown Author</dc:creator>
              <dc:date>2024-07-04T15:29:31</dc:date>
            </office:change-info>
            <text:p text:style-name="P23">Text</text:p>
          </text:deletion>
        </text:changed-region>
        <text:changed-region xml:id="ct105586365814528" text:id="ct10558636581452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5586365840736" text:id="ct105586365840736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5586365815456" text:id="ct105586365815456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5586365855968" text:id="ct105586365855968">
          <text:deletion>
            <office:change-info>
              <dc:creator>Unknown Author</dc:creator>
              <dc:date>2024-07-04T15:47:12</dc:date>
            </office:change-info>
            <text:p text:style-name="P24">Usually c</text:p>
          </text:deletion>
        </text:changed-region>
        <text:changed-region xml:id="ct105586365856256" text:id="ct10558636585625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5586365856544" text:id="ct105586365856544">
          <text:deletion>
            <office:change-info>
              <dc:creator>Unknown Author</dc:creator>
              <dc:date>2024-07-04T15:46:50</dc:date>
            </office:change-info>
            <text:p text:style-name="P24">our user <text:span text:style-name="T57">or </text:span></text:p>
          </text:deletion>
        </text:changed-region>
        <text:changed-region xml:id="ct105586365856832" text:id="ct105586365856832">
          <text:deletion>
            <office:change-info>
              <dc:creator>Unknown Author</dc:creator>
              <dc:date>2024-07-04T15:47:17</dc:date>
            </office:change-info>
            <text:p text:style-name="P24"><text:s/>May trap if cannot.</text:p>
          </text:deletion>
        </text:changed-region>
        <text:changed-region xml:id="ct105586365942096" text:id="ct105586365942096">
          <text:deletion>
            <office:change-info>
              <dc:creator>Unknown Author</dc:creator>
              <dc:date>2024-07-04T15:47:43</dc:date>
            </office:change-info>
            <text:p text:style-name="P30">our user and </text:p>
          </text:deletion>
        </text:changed-region>
        <text:changed-region xml:id="ct105586365478704" text:id="ct1055863654787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5586365468480" text:id="ct105586365468480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5586365880336" text:id="ct105586365880336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5586365905024" text:id="ct10558636590502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5586365906368" text:id="ct105586365906368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5586410365680" text:id="ct10558641036568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5586331128368" text:id="ct10558633112836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5586431303120" text:id="ct105586431303120">
          <text:insertion>
            <office:change-info>
              <dc:creator>Unknown Author</dc:creator>
              <dc:date>2024-07-06T18:35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nister management API</text:p>
      <text:p text:style-name="P32">TODO: Should we prefix all <text:span text:style-name="T68">use</text:span><text:span text:style-name="T82">r</text:span><text:span text:style-name="T68"> canister</text:span> <text:span text:style-name="T62">calls</text:span> with b44c4a9beec74e1c8a7acbe46256f92f_?</text:p>
      <text:p text:style-name="P34">We have <text:span text:style-name="T83">two</text:span> package management <text:span text:style-name="T99">related</text:span> canisters:</text:p>
      <text:list text:style-name="L1">
        <text:list-item>
          <text:p text:style-name="P88"><text:span text:style-name="T44">the (central) </text:span><text:span text:style-name="T50">repository</text:span></text:p>
        </text:list-item>
        <text:list-item>
          <text:p text:style-name="P89"><text:span text:style-name="T40">the </text:span><text:span text:style-name="T49">package manager</text:span><text:span text:style-name="T40"> (PM).</text:span></text:p>
        </text:list-item>
      </text:list>
      <text:p text:style-name="P62"><text:span text:style-name="T48">W</text:span><text:span text:style-name="T40">e also have blackholed </text:span><text:span text:style-name="T49">indirect calle</text:span><text:span text:style-name="T51">r</text:span><text:span text:style-name="T40"> canister.</text:span></text:p>
      <text:h text:style-name="P65" text:outline-level="1">The repository</text:h>
      <text:p text:style-name="P1">The repository is normally managed by a DAO <text:span text:style-name="T96">(so, we call the repository manager </text:span><text:change-start text:change-id="ct105586372519456"/><text:span text:style-name="T78">a</text:span><text:span text:style-name="T77"> </text:span><text:change-end text:change-id="ct105586372519456"/><text:span text:style-name="T77">DAO</text:span><text:span text:style-name="T96">)</text:span>.</text:p>
      <text:p text:style-name="P3">The repository manages a CanDB database of packages.</text:p>
      <text:p text:style-name="P3"><text:span text:style-name="T33">Real p</text:span>ackage’s properties:</text:p>
      <text:list text:style-name="L2">
        <text:list-item>
          <text:p text:style-name="P71">name</text:p>
        </text:list-item>
        <text:list-item>
          <text:p text:style-name="P73">version</text:p>
        </text:list-item>
        <text:list-item>
          <text:p text:style-name="P71">short description</text:p>
        </text:list-item>
        <text:list-item>
          <text:p text:style-name="P71">long description</text:p>
        </text:list-item>
        <text:list-item>
          <text:p text:style-name="P71"><text:span text:style-name="T24">array (for several canisters)</text:span><text:span text:style-name="T23"> of </text:span>WASM code<text:span text:style-name="T23">s</text:span></text:p>
        </text:list-item>
        <text:list-item>
          <text:p text:style-name="P71">list of dependencies</text:p>
        </text:list-item>
        <text:list-item>
          <text:p text:style-name="P75">list of functions provided (functions must not clash with package names)</text:p>
        </text:list-item>
        <text:list-item>
          <text:p text:style-name="P76">Mapping from permission name to <text:span text:style-name="T65">array of </text:span>pair<text:span text:style-name="T65">s</text:span> <text:span text:style-name="T65">[</text:span>(<text:span text:style-name="T65">P</text:span>rincipal, <text:span text:style-name="T65">M</text:span>ethod<text:span text:style-name="T65">N</text:span>ame)<text:span text:style-name="T65">]</text:span></text:p>
        </text:list-item>
      </text:list>
      <text:p text:style-name="P8"><text:span text:style-name="T75">Virtual package</text:span> <text:span text:style-name="T88">(package that provides one of several packages to choose from like Chrome </text:span><text:change text:change-id="ct105586365622960"/><text:change-start text:change-id="ct105586365605568"/><text:span text:style-name="T100">vs</text:span><text:change-end text:change-id="ct105586365605568"/><text:span text:style-name="T88"> Firefox) </text:span>properties:</text:p>
      <text:list text:style-name="L3">
        <text:list-item>
          <text:p text:style-name="P72">name</text:p>
        </text:list-item>
        <text:list-item>
          <text:p text:style-name="P74">version</text:p>
        </text:list-item>
        <text:list-item>
          <text:p text:style-name="P72">short description</text:p>
        </text:list-item>
        <text:list-item>
          <text:p text:style-name="P72">long description</text:p>
        </text:list-item>
        <text:list-item>
          <text:p text:style-name="P77">array of package names</text:p>
        </text:list-item>
      </text:list>
      <text:p text:style-name="P4">(name, version) is unique.</text:p>
      <text:h text:style-name="P67" text:outline-level="1">Indirect caller</text:h>
      <text:p text:style-name="P44">Indirect caller<text:span text:style-name="T1"> is a blackholed canister (to be installed on the user’s subnet) that has the method</text:span></text:p>
      <text:p text:style-name="P90"><text:span text:style-name="T1">public shared call</text:span><text:change text:change-id="ct105586427218512"/><text:span text:style-name="T1">(</text:span><text:change text:change-id="ct105586406009792"/><text:change-start text:change-id="ct105586365671920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5586365671920"/><text:span text:style-name="T1">cbor: Blob</text:span><text:change-start text:change-id="ct105586365675424"/><text:span text:style-name="T18">}</text:span><text:change-end text:change-id="ct105586365675424"/><text:change-start text:change-id="ct105586397194352"/><text:span text:style-name="T20">]</text:span><text:change-end text:change-id="ct105586397194352"/><text:span text:style-name="T1">);</text:span></text:p>
      <text:p text:style-name="P44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4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6" text:outline-level="1">Package manager</text:h>
      <text:p text:style-name="P45"><text:span text:style-name="T41">// </text:span><text:span text:style-name="T42">TODO: updating the packages.</text:span></text:p>
      <text:p text:style-name="P50"><text:span text:style-name="T42">t</text:span><text:span text:style-name="T40">ype PackageName = Text;</text:span></text:p>
      <text:p text:style-name="P50"><text:span text:style-name="T42">t</text:span><text:span text:style-name="T40">ype Version = Text;</text:span></text:p>
      <text:p text:style-name="P46"><text:span text:style-name="T42">t</text:span><text:span text:style-name="T40">ype <text:s/>PackageInfo = {<text:line-break/> <text:s/>// TODO<text:line-break/>};</text:span></text:p>
      <text:p text:style-name="P58"><text:span text:style-name="T40">type RepositoryIndexRO = actor</text:span><text:span text:style-name="T46"> {</text:span></text:p>
      <text:p text:style-name="P59"><text:span text:style-name="T46"><text:s text:c="4"/></text:span><text:span text:style-name="T52">query func getPartitions(): async [</text:span><text:span text:style-name="T45">Repository</text:span><text:span text:style-name="T46">PartitionRO</text:span><text:span text:style-name="T52">];</text:span></text:p>
      <text:p text:style-name="P40"><text:s text:c="4"/>query func getRepositoryName(): async Text;</text:p>
      <text:p text:style-name="P41">};</text:p>
      <text:p text:style-name="P56"><text:span text:style-name="T46">type </text:span><text:span text:style-name="T40">Repository</text:span><text:span text:style-name="T46">PartitionRO = </text:span><text:span text:style-name="T47">actor</text:span><text:span text:style-name="T46"> {</text:span></text:p>
      <text:p text:style-name="P47"><text:span text:style-name="T42"><text:s text:c="4"/>q</text:span><text:span text:style-name="T40">uery func getPackage(name: Text): </text:span><text:span text:style-name="T52">async </text:span><text:span text:style-name="T40">PackageInfo;</text:span></text:p>
      <text:p text:style-name="P48"><text:span text:style-name="T40"><text:s text:c="4"/>query func packagesByFunction(function: Text): </text:span><text:span text:style-name="T52">async </text:span><text:span text:style-name="T40">[</text:span><text:span text:style-name="T43">(PackageName</text:span><text:span text:style-name="T40">, </text:span><text:span text:style-name="T43">Version)</text:span><text:span text:style-name="T40">];</text:span></text:p>
      <text:p text:style-name="P42">};</text:p>
      <text:p text:style-name="P35">PM:</text:p>
      <text:p text:style-name="P79"><text:change text:change-id="ct105586365735552"/><text:change text:change-id="ct105586365735968"/><text:change text:change-id="ct105586365736256"/><text:change text:change-id="ct105586365736544"/><text:change text:change-id="ct105586365736832"/>type InstallationId = Nat;</text:p>
      <text:p text:style-name="P11"><text:change text:change-id="ct105586365737600"/>shared <text:change-start text:change-id="ct105586426937552"/><text:span text:style-name="T102">func </text:span><text:change-end text:change-id="ct105586426937552"/>installPackage(<text:span text:style-name="T86">part</text:span><text:span text:style-name="T84">: </text:span><text:span text:style-name="T80">Repository</text:span><text:span text:style-name="T85">PartitionRO</text:span><text:span text:style-name="T84">, </text:span><text:span text:style-name="T22">package</text:span><text:span text:style-name="T27">Name</text:span><text:span text:style-name="T22">: </text:span><text:span text:style-name="T60">PackageName</text:span><text:span text:style-name="T26">, </text:span><text:span text:style-name="T34">version: </text:span><text:span text:style-name="T60">Package</text:span><text:span text:style-name="T61">Version</text:span>): async <text:span text:style-name="T26">InstallationId</text:span>;</text:p>
      <text:p text:style-name="P12">It accept calls only from our user.</text:p>
      <text:p text:style-name="P37">Note that unlike Linux distros, we can install from multiple repos for the same user.<text:change-start text:change-id="ct105586365764144"/></text:p>
      <text:p text:style-name="P18"><text:change-end text:change-id="ct105586365764144"/><text:change text:change-id="ct105586365764432"/>For each element of array of WASM<text:change-start text:change-id="ct105586365739024"/> <text:span text:style-name="T103">in order</text:span><text:change-end text:change-id="ct105586365739024"/>, it installs the WASM to a new canister, then calls through the indirect canister on the new canister:</text:p>
      <text:p text:style-name="P15">shared <text:span text:style-name="T31">func</text:span> init(user: Principal, previousCanisters: [Principal], <text:span text:style-name="T58">packageMan</text:span><text:span text:style-name="T67">a</text:span><text:span text:style-name="T58">ger: Principal</text:span>): async ();</text:p>
      <text:p text:style-name="P19">where user is the caller of installPackage(), <text:s/><text:span text:style-name="T25">previousCanisters </text:span>are the array of principal of previously installed canisters in this init().</text:p>
      <text:p text:style-name="P9">After this installation ID is returned.</text:p>
      <text:p text:style-name="P10">public shared <text:span text:style-name="T26">remove</text:span>Package(<text:span text:style-name="T22">packageId: </text:span><text:span text:style-name="T27">InstallationId</text:span><text:span text:style-name="T58">: Principal</text:span>): async ();</text:p>
      <text:p text:style-name="P13">It accept calls only from our user.<text:change text:change-id="ct105586365742720"/></text:p>
      <text:p text:style-name="P16">For each element of <text:span text:style-name="T27">the </text:span>array of <text:span text:style-name="T27">previously installed canisters</text:span> <text:span text:style-name="T27">in </text:span><text:span text:style-name="T28">the </text:span><text:span text:style-name="T27">reverse order</text:span>, it <text:span text:style-name="T27">removes the</text:span> canister, then calls through the indirect canister on the new canister<text:change-start text:change-id="ct105586365777232"/>, <text:span text:style-name="T104">in order</text:span><text:change-end text:change-id="ct105586365777232"/>:</text:p>
      <text:p text:style-name="P17">shared <text:span text:style-name="T31">func</text:span> <text:span text:style-name="T29">de</text:span>init(user: Principal, previousCanisters: [Principal], <text:span text:style-name="T58">packageMan</text:span><text:span text:style-name="T67">a</text:span><text:span text:style-name="T58">ger: Principal</text:span>): async ();</text:p>
      <text:p text:style-name="P20">where user is the caller of installPackage(), <text:s/><text:span text:style-name="T25">previousCanisters </text:span>are the array of principal of previously installed canisters in th<text:span text:style-name="T30">e</text:span> init().</text:p>
      <text:p text:style-name="P21">After <text:span text:style-name="T66">permissions are revoked and </text:span>th<text:span text:style-name="T66">e</text:span>s<text:span text:style-name="T66">e</text:span> canisters are removed.</text:p>
      <text:p text:style-name="P36"><text:change-start text:change-id="ct105586351720768"/>query <text:span text:style-name="T81">func </text:span>isPackageInstalled(name: PackageName): <text:span text:style-name="T91">async </text:span>Bool;</text:p>
      <text:p text:style-name="P49"><text:span text:style-name="T40">query func </text:span><text:span text:style-name="T53">installedP</text:span><text:span text:style-name="T40">ackagesByFunction(function: Text): </text:span><text:span text:style-name="T52">async </text:span><text:span text:style-name="T40">[</text:span><text:span text:style-name="T54">InstallationId</text:span><text:span text:style-name="T40">];</text:span></text:p>
      <text:p text:style-name="P39">query installationsByName(n<text:span text:style-name="T27">ame</text:span><text:span text:style-name="T22">: </text:span><text:span text:style-name="T60">PackageName</text:span>): async [<text:span text:style-name="T26">InstallationId</text:span>];</text:p>
      <text:p text:style-name="P38">query installationsByNameVersion(n<text:span text:style-name="T27">ame</text:span><text:span text:style-name="T22">: </text:span><text:span text:style-name="T60">PackageName, </text:span>version: <text:span text:style-name="T60">Package</text:span>Version): async [<text:span text:style-name="T26">InstallationId</text:span>];</text:p>
      <text:p text:style-name="P23"><text:change-end text:change-id="ct105586351720768"/>query func<text:span text:style-name="T25"> </text:span><text:span text:style-name="T36">p</text:span>ackageByInstallation<text:change text:change-id="ct105586365778160"/>(<text:span text:style-name="T22">packageId: </text:span><text:span text:style-name="T27">InstallationId</text:span>): <text:change text:change-id="ct105586365813824"/><text:change-start text:change-id="ct105586365814528"/><text:span text:style-name="T101">(PackageName, PackageVersion)</text:span><text:change-end text:change-id="ct105586365814528"/>;</text:p>
      <text:p text:style-name="P22">query func<text:span text:style-name="T25"> </text:span><text:span text:style-name="T36">i</text:span>nstallationIdsByPackageName(name<text:span text:style-name="T22">:</text:span>Text): <text:span text:style-name="T32">[</text:span><text:span text:style-name="T27">InstallationId</text:span><text:span text:style-name="T32">]</text:span>;</text:p>
      <text:p text:style-name="P22">query func<text:span text:style-name="T25"> </text:span><text:span text:style-name="T36">i</text:span>nstallationIdsByPackageName<text:span text:style-name="T35">Version</text:span>(name<text:span text:style-name="T22">:</text:span>Text, <text:span text:style-name="T35">version: Text</text:span>): <text:span text:style-name="T32">[</text:span><text:span text:style-name="T27">InstallationId</text:span><text:span text:style-name="T32">]</text:span>;</text:p>
      <text:p text:style-name="P24">query func principalsByInstallationId(id: <text:span text:style-name="T27">InstallationId</text:span>): [Principal];</text:p>
      <text:p text:style-name="P27">T<text:span text:style-name="T35">he</text:span> above functions are obvious.</text:p>
      <text:h text:style-name="P68" text:outline-level="1"><text:span text:style-name="T37">Access</text:span> control</text:h>
      <text:p text:style-name="P52"><text:span text:style-name="T79">Repository</text:span> method<text:span text:style-name="T73">s</text:span>:</text:p>
      <text:p text:style-name="P52">query permissionInfo(permission: Text) : async {shortName: Text; title Text; description: Text};</text:p>
      <text:p text:style-name="P53">shared c<text:span text:style-name="T71">reatePermission(</text:span><text:change-start text:change-id="ct105586365840736"/><text:span text:style-name="T105">{</text:span><text:change-end text:change-id="ct105586365840736"/><text:span text:style-name="T71">uid: Text; </text:span><text:span text:style-name="T70">shortName: Text; title Text; description: Text}</text:span><text:span text:style-name="T71">): async </text:span><text:span text:style-name="T87">RepositoryPartitionRO</text:span><text:span text:style-name="T70">;</text:span><text:change-start text:change-id="ct105586365815456"/></text:p>
      <text:p text:style-name="P63">TODO: updatePermission(...) (who have the right for this?)<text:change-end text:change-id="ct105586365815456"/></text:p>
      <text:p text:style-name="P51">Permission names <text:span text:style-name="T69">will be GUIDs.</text:span></text:p>
      <text:p text:style-name="P24">Optional method of user packages:</text:p>
      <text:p text:style-name="P24">shared func giveAccess(to: Principal, methodName: Text): async ();</text:p>
      <text:p text:style-name="P24"><text:change text:change-id="ct105586365855968"/><text:change-start text:change-id="ct105586365856256"/><text:span text:style-name="T106">C</text:span><text:change-end text:change-id="ct105586365856256"/>allable only by <text:change text:change-id="ct105586365856544"/><text:span text:style-name="T57">package manager</text:span>.<text:change text:change-id="ct105586365856832"/></text:p>
      <text:p text:style-name="P28">It is intended to give access to methodName, but is not warranted to d<text:span text:style-name="T38">o</text:span> this.</text:p>
      <text:p text:style-name="P29">Method of package manager <text:span text:style-name="T55">wrapping the above</text:span>:</text:p>
      <text:p text:style-name="P5"><text:span text:style-name="T39">s</text:span>hared func give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25"><text:span text:style-name="T56">C</text:span>allable only by our user?</text:p>
      <text:p text:style-name="P30">Use canister method (should be callable by <text:change text:change-id="ct105586365942096"/>package manager)</text:p>
      <text:p text:style-name="P26">shared func <text:span text:style-name="T59">revoke</text:span>Access(to: Principal, methodName: Text): async ();</text:p>
      <text:p text:style-name="P31">and package manager method wrapping it:</text:p>
      <text:p text:style-name="P6"><text:span text:style-name="T39">s</text:span>hared func <text:span text:style-name="T59">revoke</text:span>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7"><text:span text:style-name="T63">query</text:span> func <text:span text:style-name="T64">getP</text:span><text:span text:style-name="T63">ermissions(</text:span><text:span text:style-name="T22">packageId: </text:span><text:span text:style-name="T27">InstallationId</text:span><text:span text:style-name="T63">): [Text];</text:span></text:p>
      <text:p text:style-name="P33">Get the permissions added through package manager’s method<text:change-start text:change-id="ct105586365478704"/><text:span text:style-name="T107">s</text:span><text:change-end text:change-id="ct105586365478704"/>.</text:p>
      <text:h text:style-name="P69" text:outline-level="1">Possible future features</text:h>
      <text:p text:style-name="P54">TODO: <text:span text:style-name="T93">Distinction between</text:span> the <text:span text:style-name="T94">repository and</text:span> user’s PM! <text:span text:style-name="T72">The user’s one may cache the main one (is it worth? </text:span><text:span text:style-name="T92">should a blackholed canister be used for cache?</text:span><text:span text:style-name="T72">) </text:span><text:span text:style-name="T98">We may implement the cache in the future.</text:span></text:p>
      <text:p text:style-name="P55"><text:span text:style-name="T90">Blackholed PM is </text:span><text:span text:style-name="T97">useful</text:span><text:span text:style-name="T90"> for this reason</text:span><text:span text:style-name="T74">: If a DAO is screwed, it may install a screwed package manager that would install something other than correct packages from </text:span><text:span text:style-name="T76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7"><text:span text:style-name="T5">W</text:span><text:span text:style-name="T1">e can create a virtual DAO, for example, adding some packages to another DAO.</text:span></text:p>
      <text:p text:style-name="P60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61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5586365468480"/></text:p>
      <text:p text:style-name="P14"><text:span text:style-name="T16">User to delegate </text:span><text:span text:style-name="T17">install/remove</text:span><text:span text:style-name="T16"> operations to somebody other (“admin”).</text:span><text:change-end text:change-id="ct105586365468480"/><text:change-start text:change-id="ct105586365880336"/></text:p>
      <text:p text:style-name="P43"><text:span text:style-name="T16">T</text:span><text:span text:style-name="T1">ODO: Bookmark software without installing to local subnet</text:span><text:change-end text:change-id="ct105586365880336"/><text:change-start text:change-id="ct105586365905024"/><text:span text:style-name="T1"> </text:span><text:span text:style-name="T19">(simply empty list of WASMs?)</text:span><text:change-end text:change-id="ct105586365905024"/></text:p>
      <text:h text:style-name="P70" text:outline-level="1"><text:span text:style-name="T15">Misc n</text:span>otes</text:h>
      <text:p text:style-name="P64">TODO: PM updating itself without breaking. <text:span text:style-name="T95">What need to take into account?</text:span><text:change-start text:change-id="ct105586365906368"/></text:p>
      <text:p text:style-name="P91">TODO: several subnets per user<text:change-end text:change-id="ct105586365906368"/><text:change-start text:change-id="ct105586410365680"/></text:p>
      <text:p text:style-name="P92">TODO: feeding canisters with cyc<text:span text:style-name="T109">l</text:span>es<text:change-end text:change-id="ct105586410365680"/><text:change-start text:change-id="ct105586331128368"/></text:p>
      <text:p text:style-name="P93"><text:span text:style-name="T110">TODO: Edit canister settings lik</text:span><text:span text:style-name="T115">e </text:span><text:span text:style-name="T113">compute_allocation.</text:span><text:change-end text:change-id="ct105586331128368"/><text:change-start text:change-id="ct105586431303120"/></text:p>
      <text:p text:style-name="P94"><text:span text:style-name="T113">TODO: I forgot upgrading packages.</text:span><text:change-end text:change-id="ct1055864313031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6T18:35:38.785897549</dc:date>
    <meta:editing-duration>P2DT4H39M16S</meta:editing-duration>
    <meta:editing-cycles>185</meta:editing-cycles>
    <meta:document-statistic meta:table-count="0" meta:image-count="0" meta:object-count="0" meta:page-count="1" meta:paragraph-count="100" meta:word-count="961" meta:character-count="6750" meta:non-whitespace-character-count="5883"/>
  </office:meta>
</office:document-meta>
</file>